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b6b23" officeooo:paragraph-rsid="001b6b23"/>
    </style:style>
    <style:style style:name="P2" style:family="paragraph" style:parent-style-name="Heading_20_2">
      <style:text-properties officeooo:paragraph-rsid="001b6b23"/>
    </style:style>
    <style:style style:name="P3" style:family="paragraph" style:parent-style-name="Heading_20_2">
      <style:text-properties officeooo:rsid="001b6b23" officeooo:paragraph-rsid="001b6b23"/>
    </style:style>
    <style:style style:name="P4" style:family="paragraph" style:parent-style-name="Heading_20_2">
      <style:text-properties officeooo:rsid="001ba49e" officeooo:paragraph-rsid="001ba49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>
      <style:text-properties officeooo:paragraph-rsid="001b6b23"/>
    </style:style>
    <style:style style:name="P14" style:family="paragraph" style:parent-style-name="Text_20_body" style:list-style-name="L5">
      <style:text-properties officeooo:rsid="001b6b23" officeooo:paragraph-rsid="001b6b23"/>
    </style:style>
    <style:style style:name="P15" style:family="paragraph" style:parent-style-name="Text_20_body" style:list-style-name="L6">
      <style:text-properties officeooo:rsid="001ba49e" officeooo:paragraph-rsid="001ba49e"/>
    </style:style>
    <style:style style:name="P16" style:family="paragraph" style:parent-style-name="Text_20_body" style:list-style-name="L7">
      <style:text-properties officeooo:rsid="001ba49e" officeooo:paragraph-rsid="001ba49e"/>
    </style:style>
    <style:style style:name="P17" style:family="paragraph" style:parent-style-name="Text_20_body" style:list-style-name="L8">
      <style:text-properties officeooo:rsid="001ba49e" officeooo:paragraph-rsid="001ba49e"/>
    </style:style>
    <style:style style:name="P18" style:family="paragraph" style:parent-style-name="Text_20_body" style:list-style-name="L9">
      <style:text-properties officeooo:rsid="001ba49e" officeooo:paragraph-rsid="001ba49e"/>
    </style:style>
    <style:style style:name="T1" style:family="text">
      <style:text-properties officeooo:rsid="001b6b23"/>
    </style:style>
    <style:style style:name="T2" style:family="text">
      <style:text-properties officeooo:rsid="001ba49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What are the features of Akamai?</text:h>
      <text:h text:style-name="Heading_20_3" text:outline-level="3">Content</text:h>
      <text:list xml:id="list471660832" text:style-name="L1">
        <text:list-item>
          <text:p text:style-name="P6">Static Content Caching</text:p>
        </text:list-item>
        <text:list-item>
          <text:p text:style-name="P6">Dynamic Content Routing</text:p>
        </text:list-item>
        <text:list-item>
          <text:p text:style-name="P5">Cache purging</text:p>
        </text:list-item>
      </text:list>
      <text:h text:style-name="Heading_20_3" text:outline-level="3">Security</text:h>
      <text:list xml:id="list1891569042" text:style-name="L2">
        <text:list-item>
          <text:p text:style-name="P8">SSL</text:p>
        </text:list-item>
        <text:list-item>
          <text:p text:style-name="P7">Custom SSL</text:p>
        </text:list-item>
      </text:list>
      <text:h text:style-name="Heading_20_3" text:outline-level="3">Management</text:h>
      <text:list xml:id="list3413833549" text:style-name="L3">
        <text:list-item>
          <text:p text:style-name="P10">Dashboard</text:p>
        </text:list-item>
        <text:list-item>
          <text:p text:style-name="P10">Reports</text:p>
        </text:list-item>
        <text:list-item>
          <text:p text:style-name="P9">Logs</text:p>
        </text:list-item>
      </text:list>
      <text:h text:style-name="Heading_20_3" text:outline-level="3">Integration</text:h>
      <text:list xml:id="list3027644546" text:style-name="L4">
        <text:list-item>
          <text:p text:style-name="P12">API</text:p>
        </text:list-item>
        <text:list-item>
          <text:p text:style-name="P11">CMS Integration</text:p>
        </text:list-item>
      </text:list>
      <text:p text:style-name="Standard"/>
      <text:h text:style-name="P2" text:outline-level="2">What are the features of <text:span text:style-name="T1">Amazon CloudFront</text:span>?</text:h>
      <text:p text:style-name="P13"/>
      <text:list xml:id="list4183304128" text:style-name="L5">
        <text:list-item>
          <text:p text:style-name="P14">Peripheral global network</text:p>
        </text:list-item>
        <text:list-item>
          <text:p text:style-name="P14">Security</text:p>
        </text:list-item>
        <text:list-item>
          <text:p text:style-name="P14">Availability</text:p>
        </text:list-item>
        <text:list-item>
          <text:p text:style-name="P14">Peripheral computing</text:p>
        </text:list-item>
        <text:list-item>
          <text:p text:style-name="P14">Real-time metrics and logging</text:p>
        </text:list-item>
        <text:list-item>
          <text:p text:style-name="P14">DevOps Support</text:p>
        </text:list-item>
        <text:list-item>
          <text:p text:style-name="P14">Continuous deployment</text:p>
        </text:list-item>
        <text:list-item>
          <text:p text:style-name="P14">Cost effectiveness</text:p>
        </text:list-item>
      </text:list>
      <text:h text:style-name="P3" text:outline-level="2"><text:bookmark text:name="Cost_effective"/>What are the features of <text:span text:style-name="T2">Aryaka</text:span>?</text:h>
      <text:list xml:id="list1727628325" text:style-name="L6">
        <text:list-item>
          <text:p text:style-name="P15">Global delivery network</text:p>
        </text:list-item>
        <text:list-item>
          <text:p text:style-name="P15">scalable and flexible</text:p>
        </text:list-item>
        <text:list-item>
          <text:p text:style-name="P15">extensive URL filtering</text:p>
        </text:list-item>
        <text:list-item>
          <text:p text:style-name="P15"><text:soft-page-break/>content scanning</text:p>
        </text:list-item>
        <text:list-item>
          <text:p text:style-name="P15">user identity awareness</text:p>
        </text:list-item>
        <text:list-item>
          <text:p text:style-name="P15">Internet firewalling and real-time global threat intelligence</text:p>
        </text:list-item>
      </text:list>
      <text:h text:style-name="P4" text:outline-level="2">What are the features of Azure CDN?</text:h>
      <text:list xml:id="list2323031198" text:style-name="L7">
        <text:list-item>
          <text:p text:style-name="P16">Dynamic site acceleration</text:p>
        </text:list-item>
        <text:list-item>
          <text:p text:style-name="P16">HTTPS custom domain support</text:p>
        </text:list-item>
        <text:list-item>
          <text:p text:style-name="P16">Azure diagnostic logs</text:p>
        </text:list-item>
        <text:list-item>
          <text:p text:style-name="P16">file compression and geo-filtering</text:p>
        </text:list-item>
      </text:list>
      <text:h text:style-name="P4" text:outline-level="2">What are the features of Alibaba Cloud CDN?</text:h>
      <text:list xml:id="list1656885679" text:style-name="L8">
        <text:list-item>
          <text:p text:style-name="P17">Global infrastructure</text:p>
        </text:list-item>
        <text:list-item>
          <text:p text:style-name="P17">comprehensive acceleration and monitoring services</text:p>
        </text:list-item>
        <text:list-item>
          <text:p text:style-name="P17">end-to-end analytics</text:p>
        </text:list-item>
      </text:list>
      <text:h text:style-name="P4" text:outline-level="2">What are the features of CacheFly?</text:h>
      <text:list xml:id="list1543961689" text:style-name="L9">
        <text:list-item>
          <text:p text:style-name="P18">Equipped with advanced security</text:p>
        </text:list-item>
        <text:list-item>
          <text:p text:style-name="P18">detailed analytical reporting</text:p>
        </text:list-item>
        <text:list-item>
          <text:p text:style-name="P18">TCP anycast methodology</text:p>
        </text:list-item>
        <text:list-item>
          <text:p text:style-name="P18">unparalleled scalability and sub 1-second latency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6b23" officeooo:paragraph-rsid="001b6b2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DN Providers<text:tab/><text:tab/>Daniel Carrasco Varga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5:46:01.032161979</meta:creation-date>
    <dc:date>2023-09-20T16:03:32.431940289</dc:date>
    <meta:editing-duration>PT7M21S</meta:editing-duration>
    <meta:editing-cycles>1</meta:editing-cycles>
    <meta:document-statistic meta:table-count="0" meta:image-count="0" meta:object-count="0" meta:page-count="2" meta:paragraph-count="46" meta:word-count="178" meta:character-count="1080" meta:non-whitespace-character-count="982"/>
    <meta:generator>LibreOffice/7.3.7.2$Linux_X86_64 LibreOffice_project/30$Build-2</meta:generator>
  </office:meta>
</office:document-meta>
</file>